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Heading_20_1">
      <style:paragraph-properties fo:break-before="page"/>
      <style:text-properties officeooo:rsid="00158b28" officeooo:paragraph-rsid="00158b28"/>
    </style:style>
    <style:style style:name="P4" style:family="paragraph" style:parent-style-name="Heading_20_1">
      <style:paragraph-properties fo:break-before="page"/>
      <style:text-properties officeooo:paragraph-rsid="00158b28"/>
    </style:style>
    <style:style style:name="P5" style:family="paragraph" style:parent-style-name="Heading_20_2">
      <style:text-properties officeooo:rsid="00158b28" officeooo:paragraph-rsid="00158b28"/>
    </style:style>
    <style:style style:name="P6" style:family="paragraph" style:parent-style-name="Standard">
      <style:text-properties officeooo:rsid="00158b28" officeooo:paragraph-rsid="00158b28"/>
    </style:style>
    <style:style style:name="P7" style:family="paragraph" style:parent-style-name="Text_20_body">
      <style:text-properties officeooo:rsid="00158b28" officeooo:paragraph-rsid="00158b28"/>
    </style:style>
    <style:style style:name="T1" style:family="text">
      <style:text-properties officeooo:rsid="00158b2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oodall MultiWare Engineering - Virtual Protocol Adapter Developer’s Manual</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_3786590178" text:style-name="Index_20_Link" text:visited-style-name="Index_20_Link">Introduction to the VPA<text:tab/>2</text:a></text:p>
          <text:p text:style-name="P1"><text:a xlink:type="simple" xlink:href="#__RefHeading___Toc107_3786590178" text:style-name="Index_20_Link" text:visited-style-name="Index_20_Link">Background of the VPA<text:tab/>3</text:a></text:p>
          <text:p text:style-name="P2"><text:a xlink:type="simple" xlink:href="#__RefHeading___Toc109_3786590178" text:style-name="Index_20_Link" text:visited-style-name="Index_20_Link">The Advent of Structured Code<text:tab/>3</text:a></text:p>
          <text:p text:style-name="P2"><text:a xlink:type="simple" xlink:href="#__RefHeading___Toc111_3786590178" text:style-name="Index_20_Link" text:visited-style-name="Index_20_Link">Languages supporting the expression of Structured Code<text:tab/>3</text:a></text:p>
          <text:p text:style-name="P2"><text:a xlink:type="simple" xlink:href="#__RefHeading___Toc113_3786590178" text:style-name="Index_20_Link" text:visited-style-name="Index_20_Link">Object Orientation changed my World<text:tab/>3</text:a></text:p>
        </text:index-body>
      </text:table-of-content>
      <text:p text:style-name="P6"/>
      <text:h text:style-name="P4" text:outline-level="1"><text:bookmark-start text:name="__RefHeading___Toc105_3786590178"/><text:span text:style-name="T1">Introduction to the VPA</text:span><text:bookmark-end text:name="__RefHeading___Toc105_3786590178"/></text:h>
      <text:p text:style-name="P7">The Virtual Protocol Adapter is a special purpose communications application.</text:p>
      <text:p text:style-name="P7"/>
      <text:h text:style-name="P3" text:outline-level="1"><text:bookmark-start text:name="__RefHeading___Toc107_3786590178"/>Background of the VPA<text:bookmark-end text:name="__RefHeading___Toc107_3786590178"/></text:h>
      <text:p text:style-name="P7">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5" text:outline-level="2"><text:bookmark-start text:name="__RefHeading___Toc109_3786590178"/>The Advent of Structured Code<text:bookmark-end text:name="__RefHeading___Toc109_3786590178"/></text:h>
      <text:p text:style-name="P7">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7">The way I like to describe Structured Programming is through the definition of a number of precepts.</text:p>
      <text:p text:style-name="P7">1. A program has one “Main Entry Point”.</text:p>
      <text:p text:style-name="P7">2. Code flows in a downward direction.</text:p>
      <text:p text:style-name="P7">3. “Control is here because it arrived from above or was called.</text:p>
      <text:p text:style-name="P7">4. Each line of code is followed by the next, unless it is a call(gosub…), in which case, control will return at the next line of code after the completion of the called function.</text:p>
      <text:h text:style-name="P5" text:outline-level="2"><text:bookmark-start text:name="__RefHeading___Toc111_3786590178"/>Languages supporting the expression of Structured Code<text:bookmark-end text:name="__RefHeading___Toc111_3786590178"/></text:h>
      <text:p text:style-name="P7">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5" text:outline-level="2"><text:bookmark-start text:name="__RefHeading___Toc113_3786590178"/>Object Orientation changed my World<text:bookmark-end text:name="__RefHeading___Toc113_3786590178"/></text:h>
      <text:p text:style-name="P7">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2-20T21:20:33.715718394</dc:date>
    <meta:editing-duration>PT49M38S</meta:editing-duration>
    <meta:editing-cycles>1</meta:editing-cycles>
    <meta:generator>LibreOffice/7.4.7.2$Linux_X86_64 LibreOffice_project/40$Build-2</meta:generator>
    <meta:document-statistic meta:table-count="0" meta:image-count="0" meta:object-count="0" meta:page-count="3" meta:paragraph-count="22" meta:word-count="457" meta:character-count="2782" meta:non-whitespace-character-count="2346"/>
  </office:meta>
</office:document-meta>
</file>